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ackground-color="#b84747">
        <style:background-image/>
      </style:paragraph-properties>
      <style:text-properties fo:color="#ffffff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Report</text:p>
      <text:p text:style-name="Standard"/>
      <text:p text:style-name="Standard"><text:span text:style-name="T1">Step One:-</text:span> Check for php extension imagic available or not if it is not available then open terminal and fire command.</text:p>
      <text:p text:style-name="P2">$sudo apt-get install php5-imagic</text:p>
      <text:p text:style-name="Standard"/>
      <text:p text:style-name="Standard"><text:span text:style-name="T1">Step Two:- </text:span>After installation put folder in you root directory.</text:p>
      <text:p text:style-name="Standard"><text:span text:style-name="T1">Step Three:- </text:span>Install Database from assignment.sql file.</text:p>
      <text:p text:style-name="Standard"><text:span text:style-name="T1">Step Four :-</text:span> Open DbConnect.php and change connection information.</text:p>
      <text:p text:style-name="Standard"><text:span text:style-name="T1">Step Five:- </text:span>Check application working fine or not. If it is showing some permission error then open terminal and fire some command.</text:p>
      <text:p text:style-name="Standard"/>
      <text:p text:style-name="P2">$sudo su</text:p>
      <text:p text:style-name="P2">$cd /</text:p>
      <text:p text:style-name="P2">$chmod -R 777 var/www/assignment</text:p>
      <text:p text:style-name="Standard"/>
      <text:p text:style-name="Standard">Now check it againe it will work fine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deep </meta:initial-creator>
    <meta:creation-date>2013-09-20T22:53:42</meta:creation-date>
    <dc:date>2013-09-20T23:03:11</dc:date>
    <dc:creator>Mandeep </dc:creator>
    <meta:editing-duration>P0D</meta:editing-duration>
    <meta:editing-cycles>1</meta:editing-cycles>
    <meta:document-statistic meta:table-count="0" meta:image-count="0" meta:object-count="0" meta:page-count="1" meta:paragraph-count="11" meta:word-count="91" meta:character-count="566" meta:non-whitespace-character-count="486"/>
    <meta:generator>LibreOffice/3.5$Linux_X86_64 LibreOffice_project/350m1$Build-2</meta:generator>
  </office:meta>
</office:document-meta>
</file>